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 style:font-name="Bitstream Charter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6600" style:font-name="Bitstream Charter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Charter"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36.82pt" svg:y="116.16pt">
            <loext:p draw:notify-on-update-of-ranges="Sheet1.C7:Sheet1.C7 Sheet1.C8:Sheet1.C48 Sheet1.D7:Sheet1.D7 Sheet1.D8:Sheet1.D48 Sheet1.C7:Sheet1.C7 Sheet1.C8:Sheet1.C48 Sheet1.E7:Sheet1.E7 Sheet1.E8:Sheet1.E48 Sheet1.C7:Sheet1.C7 Sheet1.C8:Sheet1.C48 Sheet1.F7:Sheet1.F7 Sheet1.F8:Sheet1.F48 Sheet1.C7:Sheet1.C7 Sheet1.C8:Sheet1.C48 Sheet1.G7:Sheet1.G7 Sheet1.G8:Sheet1.G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5.62pt" svg:y="642.81pt">
            <loext:p draw:notify-on-update-of-ranges="Sheet1.I49:Sheet1.I49 Sheet1.I41:Sheet1.I81 Sheet1.J49:Sheet1.J49 Sheet1.J41:Sheet1.J81 Sheet1.I49:Sheet1.I49 Sheet1.I41:Sheet1.I81 Sheet1.K49:Sheet1.K49 Sheet1.K41:Sheet1.K81 Sheet1.I49:Sheet1.I49 Sheet1.I41:Sheet1.I81 Sheet1.L49:Sheet1.L49 Sheet1.L41:Sheet1.L81 Sheet1.I49:Sheet1.I49 Sheet1.I41:Sheet1.I81 Sheet1.M49:Sheet1.M49 Sheet1.M41:Sheet1.M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number-columns-repeated="6" table:default-cell-style-name="Default"/>
        <table:table-row table:style-name="ro1" table:number-rows-repeated="6"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>
            <text:p># Of Node</text:p>
          </table:table-cell>
          <table:table-cell table:style-name="ce1" office:value-type="string" calcext:value-type="string">
            <text:p>AC-1</text:p>
          </table:table-cell>
          <table:table-cell table:style-name="ce1" office:value-type="string" calcext:value-type="string">
            <text:p>AC-2</text:p>
          </table:table-cell>
          <table:table-cell table:style-name="ce1" office:value-type="string" calcext:value-type="string">
            <text:p>AC-3</text:p>
          </table:table-cell>
          <table:table-cell table:style-name="ce1" office:value-type="string" calcext:value-type="string">
            <text:p>AC-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00426173210144043" calcext:value-type="float">
            <text:p>0.0042617321</text:p>
          </table:table-cell>
          <table:table-cell table:style-name="ce3" office:value-type="float" office:value="0.00339007377624512" calcext:value-type="float">
            <text:p>0.0033900738</text:p>
          </table:table-cell>
          <table:table-cell table:style-name="ce3" office:value-type="float" office:value="0.0100092887878418" calcext:value-type="float">
            <text:p>0.0100092888</text:p>
          </table:table-cell>
          <table:table-cell table:style-name="ce3" office:value-type="float" office:value="0.0132653713226318" calcext:value-type="float">
            <text:p>0.013265371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3" office:value-type="float" office:value="0.0102217197418213" calcext:value-type="float">
            <text:p>0.0102217197</text:p>
          </table:table-cell>
          <table:table-cell table:style-name="ce3" office:value-type="float" office:value="0.00794625282287598" calcext:value-type="float">
            <text:p>0.0079462528</text:p>
          </table:table-cell>
          <table:table-cell table:style-name="ce3" office:value-type="float" office:value="0.0249300003051758" calcext:value-type="float">
            <text:p>0.0249300003</text:p>
          </table:table-cell>
          <table:table-cell table:style-name="ce3" office:value-type="float" office:value="0.0349652767181397" calcext:value-type="float">
            <text:p>0.0349652767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3" office:value-type="float" office:value="0.016624927520752" calcext:value-type="float">
            <text:p>0.0166249275</text:p>
          </table:table-cell>
          <table:table-cell table:style-name="ce3" office:value-type="float" office:value="0.0104160308837891" calcext:value-type="float">
            <text:p>0.0104160309</text:p>
          </table:table-cell>
          <table:table-cell table:style-name="ce3" office:value-type="float" office:value="0.0497317314147949" calcext:value-type="float">
            <text:p>0.0497317314</text:p>
          </table:table-cell>
          <table:table-cell table:style-name="ce3" office:value-type="float" office:value="0.0412845611572266" calcext:value-type="float">
            <text:p>0.041284561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style-name="ce3" office:value-type="float" office:value="0.017038106918335" calcext:value-type="float">
            <text:p>0.0170381069</text:p>
          </table:table-cell>
          <table:table-cell table:style-name="ce3" office:value-type="float" office:value="0.0206143856048584" calcext:value-type="float">
            <text:p>0.0206143856</text:p>
          </table:table-cell>
          <table:table-cell table:style-name="ce3" office:value-type="float" office:value="0.0323498249053955" calcext:value-type="float">
            <text:p>0.0323498249</text:p>
          </table:table-cell>
          <table:table-cell table:style-name="ce3" office:value-type="float" office:value="0.0485782623291016" calcext:value-type="float">
            <text:p>0.048578262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3" office:value-type="float" office:value="0.0383327007293701" calcext:value-type="float">
            <text:p>0.0383327007</text:p>
          </table:table-cell>
          <table:table-cell table:style-name="ce3" office:value-type="float" office:value="0.0212697982788086" calcext:value-type="float">
            <text:p>0.0212697983</text:p>
          </table:table-cell>
          <table:table-cell table:style-name="ce3" office:value-type="float" office:value="0.0556256771087647" calcext:value-type="float">
            <text:p>0.0556256771</text:p>
          </table:table-cell>
          <table:table-cell table:style-name="ce3" office:value-type="float" office:value="0.0662755966186523" calcext:value-type="float">
            <text:p>0.066275596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3" office:value-type="float" office:value="0.0272202491760254" calcext:value-type="float">
            <text:p>0.0272202492</text:p>
          </table:table-cell>
          <table:table-cell table:style-name="ce3" office:value-type="float" office:value="0.0116801261901856" calcext:value-type="float">
            <text:p>0.0116801262</text:p>
          </table:table-cell>
          <table:table-cell table:style-name="ce3" office:value-type="float" office:value="0.0762724876403809" calcext:value-type="float">
            <text:p>0.0762724876</text:p>
          </table:table-cell>
          <table:table-cell table:style-name="ce3" office:value-type="float" office:value="0.0920517444610596" calcext:value-type="float">
            <text:p>0.092051744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3" office:value-type="float" office:value="0.062981128692627" calcext:value-type="float">
            <text:p>0.0629811287</text:p>
          </table:table-cell>
          <table:table-cell table:style-name="ce3" office:value-type="float" office:value="0.0348703861236572" calcext:value-type="float">
            <text:p>0.0348703861</text:p>
          </table:table-cell>
          <table:table-cell table:style-name="ce3" office:value-type="float" office:value="0.105843305587769" calcext:value-type="float">
            <text:p>0.1058433056</text:p>
          </table:table-cell>
          <table:table-cell table:style-name="ce3" office:value-type="float" office:value="0.111399173736572" calcext:value-type="float">
            <text:p>0.1113991737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80" calcext:value-type="float">
            <text:p>80</text:p>
          </table:table-cell>
          <table:table-cell table:style-name="ce3" office:value-type="float" office:value="0.0249903202056885" calcext:value-type="float">
            <text:p>0.0249903202</text:p>
          </table:table-cell>
          <table:table-cell table:style-name="ce3" office:value-type="float" office:value="0.0243706703186035" calcext:value-type="float">
            <text:p>0.0243706703</text:p>
          </table:table-cell>
          <table:table-cell table:style-name="ce3" office:value-type="float" office:value="0.0414726734161377" calcext:value-type="float">
            <text:p>0.0414726734</text:p>
          </table:table-cell>
          <table:table-cell table:style-name="ce3" office:value-type="float" office:value="0.109562635421753" calcext:value-type="float">
            <text:p>0.109562635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90" calcext:value-type="float">
            <text:p>90</text:p>
          </table:table-cell>
          <table:table-cell table:style-name="ce3" office:value-type="float" office:value="0.0391035079956055" calcext:value-type="float">
            <text:p>0.039103508</text:p>
          </table:table-cell>
          <table:table-cell table:style-name="ce3" office:value-type="float" office:value="0.059391975402832" calcext:value-type="float">
            <text:p>0.0593919754</text:p>
          </table:table-cell>
          <table:table-cell table:style-name="ce3" office:value-type="float" office:value="0.0504603385925293" calcext:value-type="float">
            <text:p>0.0504603386</text:p>
          </table:table-cell>
          <table:table-cell table:style-name="ce3" office:value-type="float" office:value="0.147995471954346" calcext:value-type="float">
            <text:p>0.1479954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0.0517010688781738" calcext:value-type="float">
            <text:p>0.0517010689</text:p>
          </table:table-cell>
          <table:table-cell table:style-name="ce3" office:value-type="float" office:value="0.0524275302886963" calcext:value-type="float">
            <text:p>0.0524275303</text:p>
          </table:table-cell>
          <table:table-cell table:style-name="ce3" office:value-type="float" office:value="0.10275411605835" calcext:value-type="float">
            <text:p>0.1027541161</text:p>
          </table:table-cell>
          <table:table-cell table:style-name="ce3" office:value-type="float" office:value="0.154905080795288" calcext:value-type="float">
            <text:p>0.154905080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0.0638771057128906" calcext:value-type="float">
            <text:p>0.0638771057</text:p>
          </table:table-cell>
          <table:table-cell table:style-name="ce3" office:value-type="float" office:value="0.0609347820281982" calcext:value-type="float">
            <text:p>0.060934782</text:p>
          </table:table-cell>
          <table:table-cell table:style-name="ce3" office:value-type="float" office:value="0.158543109893799" calcext:value-type="float">
            <text:p>0.1585431099</text:p>
          </table:table-cell>
          <table:table-cell table:style-name="ce3" office:value-type="float" office:value="0.147461891174316" calcext:value-type="float">
            <text:p>0.147461891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0.0750837326049805" calcext:value-type="float">
            <text:p>0.0750837326</text:p>
          </table:table-cell>
          <table:table-cell table:style-name="ce3" office:value-type="float" office:value="0.0355117321014404" calcext:value-type="float">
            <text:p>0.0355117321</text:p>
          </table:table-cell>
          <table:table-cell table:style-name="ce3" office:value-type="float" office:value="0.19110631942749" calcext:value-type="float">
            <text:p>0.1911063194</text:p>
          </table:table-cell>
          <table:table-cell table:style-name="ce3" office:value-type="float" office:value="0.212312936782837" calcext:value-type="float">
            <text:p>0.212312936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0.0939488410949707" calcext:value-type="float">
            <text:p>0.0939488411</text:p>
          </table:table-cell>
          <table:table-cell table:style-name="ce3" office:value-type="float" office:value="0.060185432434082" calcext:value-type="float">
            <text:p>0.0601854324</text:p>
          </table:table-cell>
          <table:table-cell table:style-name="ce3" office:value-type="float" office:value="0.178035497665405" calcext:value-type="float">
            <text:p>0.1780354977</text:p>
          </table:table-cell>
          <table:table-cell table:style-name="ce3" office:value-type="float" office:value="0.168424129486084" calcext:value-type="float">
            <text:p>0.168424129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0.0432281494140625" calcext:value-type="float">
            <text:p>0.0432281494</text:p>
          </table:table-cell>
          <table:table-cell table:style-name="ce3" office:value-type="float" office:value="0.030388355255127" calcext:value-type="float">
            <text:p>0.0303883553</text:p>
          </table:table-cell>
          <table:table-cell table:style-name="ce3" office:value-type="float" office:value="0.0556745529174805" calcext:value-type="float">
            <text:p>0.0556745529</text:p>
          </table:table-cell>
          <table:table-cell table:style-name="ce3" office:value-type="float" office:value="0.182953834533691" calcext:value-type="float">
            <text:p>0.182953834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0.0652363300323486" calcext:value-type="float">
            <text:p>0.06523633</text:p>
          </table:table-cell>
          <table:table-cell table:style-name="ce3" office:value-type="float" office:value="0.0682027339935303" calcext:value-type="float">
            <text:p>0.068202734</text:p>
          </table:table-cell>
          <table:table-cell table:style-name="ce3" office:value-type="float" office:value="0.117101430892944" calcext:value-type="float">
            <text:p>0.1171014309</text:p>
          </table:table-cell>
          <table:table-cell table:style-name="ce3" office:value-type="float" office:value="0.235655784606934" calcext:value-type="float">
            <text:p>0.235655784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0.0762181282043457" calcext:value-type="float">
            <text:p>0.0762181282</text:p>
          </table:table-cell>
          <table:table-cell table:style-name="ce3" office:value-type="float" office:value="0.0595431327819824" calcext:value-type="float">
            <text:p>0.0595431328</text:p>
          </table:table-cell>
          <table:table-cell table:style-name="ce3" office:value-type="float" office:value="0.213954448699951" calcext:value-type="float">
            <text:p>0.2139544487</text:p>
          </table:table-cell>
          <table:table-cell table:style-name="ce3" office:value-type="float" office:value="0.243930339813232" calcext:value-type="float">
            <text:p>0.243930339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0.123025417327881" calcext:value-type="float">
            <text:p>0.1230254173</text:p>
          </table:table-cell>
          <table:table-cell table:style-name="ce3" office:value-type="float" office:value="0.107641220092773" calcext:value-type="float">
            <text:p>0.1076412201</text:p>
          </table:table-cell>
          <table:table-cell table:style-name="ce3" office:value-type="float" office:value="0.280269861221313" calcext:value-type="float">
            <text:p>0.2802698612</text:p>
          </table:table-cell>
          <table:table-cell table:style-name="ce3" office:value-type="float" office:value="0.277168035507202" calcext:value-type="float">
            <text:p>0.277168035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0.0675816535949707" calcext:value-type="float">
            <text:p>0.0675816536</text:p>
          </table:table-cell>
          <table:table-cell table:style-name="ce3" office:value-type="float" office:value="0.0738112926483154" calcext:value-type="float">
            <text:p>0.0738112926</text:p>
          </table:table-cell>
          <table:table-cell table:style-name="ce3" office:value-type="float" office:value="0.228732585906982" calcext:value-type="float">
            <text:p>0.2287325859</text:p>
          </table:table-cell>
          <table:table-cell table:style-name="ce3" office:value-type="float" office:value="0.272514343261719" calcext:value-type="float">
            <text:p>0.272514343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3" office:value-type="float" office:value="0.0708918571472168" calcext:value-type="float">
            <text:p>0.0708918571</text:p>
          </table:table-cell>
          <table:table-cell table:style-name="ce3" office:value-type="float" office:value="0.0781106948852539" calcext:value-type="float">
            <text:p>0.0781106949</text:p>
          </table:table-cell>
          <table:table-cell table:style-name="ce3" office:value-type="float" office:value="0.196331977844238" calcext:value-type="float">
            <text:p>0.1963319778</text:p>
          </table:table-cell>
          <table:table-cell table:style-name="ce3" office:value-type="float" office:value="0.282608270645142" calcext:value-type="float">
            <text:p>0.282608270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.113055467605591" calcext:value-type="float">
            <text:p>0.1130554676</text:p>
          </table:table-cell>
          <table:table-cell table:style-name="ce3" office:value-type="float" office:value="0.0808088779449463" calcext:value-type="float">
            <text:p>0.0808088779</text:p>
          </table:table-cell>
          <table:table-cell table:style-name="ce3" office:value-type="float" office:value="0.295400381088257" calcext:value-type="float">
            <text:p>0.2954003811</text:p>
          </table:table-cell>
          <table:table-cell table:style-name="ce3" office:value-type="float" office:value="0.30600643157959" calcext:value-type="float">
            <text:p>0.30600643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0.0688388347625732" calcext:value-type="float">
            <text:p>0.0688388348</text:p>
          </table:table-cell>
          <table:table-cell table:style-name="ce3" office:value-type="float" office:value="0.0664157867431641" calcext:value-type="float">
            <text:p>0.0664157867</text:p>
          </table:table-cell>
          <table:table-cell table:style-name="ce3" office:value-type="float" office:value="0.140404224395752" calcext:value-type="float">
            <text:p>0.1404042244</text:p>
          </table:table-cell>
          <table:table-cell table:style-name="ce3" office:value-type="float" office:value="0.318579196929932" calcext:value-type="float">
            <text:p>0.3185791969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220" calcext:value-type="float">
            <text:p>220</text:p>
          </table:table-cell>
          <table:table-cell table:style-name="ce3" office:value-type="float" office:value="0.0882306098937988" calcext:value-type="float">
            <text:p>0.0882306099</text:p>
          </table:table-cell>
          <table:table-cell table:style-name="ce3" office:value-type="float" office:value="0.0825419425964356" calcext:value-type="float">
            <text:p>0.0825419426</text:p>
          </table:table-cell>
          <table:table-cell table:style-name="ce3" office:value-type="float" office:value="0.136582612991333" calcext:value-type="float">
            <text:p>0.136582613</text:p>
          </table:table-cell>
          <table:table-cell table:style-name="ce3" office:value-type="float" office:value="0.345126867294311" calcext:value-type="float">
            <text:p>0.345126867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230" calcext:value-type="float">
            <text:p>230</text:p>
          </table:table-cell>
          <table:table-cell table:style-name="ce3" office:value-type="float" office:value="0.0856804847717285" calcext:value-type="float">
            <text:p>0.0856804848</text:p>
          </table:table-cell>
          <table:table-cell table:style-name="ce3" office:value-type="float" office:value="0.148752927780151" calcext:value-type="float">
            <text:p>0.1487529278</text:p>
          </table:table-cell>
          <table:table-cell table:style-name="ce3" office:value-type="float" office:value="0.199656248092651" calcext:value-type="float">
            <text:p>0.1996562481</text:p>
          </table:table-cell>
          <table:table-cell table:style-name="ce3" office:value-type="float" office:value="0.368150472640991" calcext:value-type="float">
            <text:p>0.368150472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240" calcext:value-type="float">
            <text:p>240</text:p>
          </table:table-cell>
          <table:table-cell table:style-name="ce3" office:value-type="float" office:value="0.0934123992919922" calcext:value-type="float">
            <text:p>0.0934123993</text:p>
          </table:table-cell>
          <table:table-cell table:style-name="ce3" office:value-type="float" office:value="0.106257438659668" calcext:value-type="float">
            <text:p>0.1062574387</text:p>
          </table:table-cell>
          <table:table-cell table:style-name="ce3" office:value-type="float" office:value="0.228635311126709" calcext:value-type="float">
            <text:p>0.2286353111</text:p>
          </table:table-cell>
          <table:table-cell table:style-name="ce3" office:value-type="float" office:value="0.358982801437378" calcext:value-type="float">
            <text:p>0.358982801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0.135925054550171" calcext:value-type="float">
            <text:p>0.1359250546</text:p>
          </table:table-cell>
          <table:table-cell table:style-name="ce3" office:value-type="float" office:value="0.0933246612548828" calcext:value-type="float">
            <text:p>0.0933246613</text:p>
          </table:table-cell>
          <table:table-cell table:style-name="ce3" office:value-type="float" office:value="0.344933271408081" calcext:value-type="float">
            <text:p>0.3449332714</text:p>
          </table:table-cell>
          <table:table-cell table:style-name="ce3" office:value-type="float" office:value="0.427520275115967" calcext:value-type="float">
            <text:p>0.427520275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260" calcext:value-type="float">
            <text:p>260</text:p>
          </table:table-cell>
          <table:table-cell table:style-name="ce3" office:value-type="float" office:value="0.135912895202637" calcext:value-type="float">
            <text:p>0.1359128952</text:p>
          </table:table-cell>
          <table:table-cell table:style-name="ce3" office:value-type="float" office:value="0.184187173843384" calcext:value-type="float">
            <text:p>0.1841871738</text:p>
          </table:table-cell>
          <table:table-cell table:style-name="ce3" office:value-type="float" office:value="0.392055511474609" calcext:value-type="float">
            <text:p>0.3920555115</text:p>
          </table:table-cell>
          <table:table-cell table:style-name="ce3" office:value-type="float" office:value="0.436727046966553" calcext:value-type="float">
            <text:p>0.436727047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270" calcext:value-type="float">
            <text:p>270</text:p>
          </table:table-cell>
          <table:table-cell table:style-name="ce3" office:value-type="float" office:value="0.0905373096466064" calcext:value-type="float">
            <text:p>0.0905373096</text:p>
          </table:table-cell>
          <table:table-cell table:style-name="ce3" office:value-type="float" office:value="0.111493110656738" calcext:value-type="float">
            <text:p>0.1114931107</text:p>
          </table:table-cell>
          <table:table-cell table:style-name="ce3" office:value-type="float" office:value="0.170322895050049" calcext:value-type="float">
            <text:p>0.1703228951</text:p>
          </table:table-cell>
          <table:table-cell table:style-name="ce3" office:value-type="float" office:value="0.392230987548828" calcext:value-type="float">
            <text:p>0.392230987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280" calcext:value-type="float">
            <text:p>280</text:p>
          </table:table-cell>
          <table:table-cell table:style-name="ce3" office:value-type="float" office:value="0.0968031883239746" calcext:value-type="float">
            <text:p>0.0968031883</text:p>
          </table:table-cell>
          <table:table-cell table:style-name="ce3" office:value-type="float" office:value="0.107877492904663" calcext:value-type="float">
            <text:p>0.1078774929</text:p>
          </table:table-cell>
          <table:table-cell table:style-name="ce3" office:value-type="float" office:value="0.164412260055542" calcext:value-type="float">
            <text:p>0.1644122601</text:p>
          </table:table-cell>
          <table:table-cell table:style-name="ce3" office:value-type="float" office:value="0.433072328567505" calcext:value-type="float">
            <text:p>0.433072328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290" calcext:value-type="float">
            <text:p>290</text:p>
          </table:table-cell>
          <table:table-cell table:style-name="ce3" office:value-type="float" office:value="0.128210783004761" calcext:value-type="float">
            <text:p>0.128210783</text:p>
          </table:table-cell>
          <table:table-cell table:style-name="ce3" office:value-type="float" office:value="0.178243160247803" calcext:value-type="float">
            <text:p>0.1782431602</text:p>
          </table:table-cell>
          <table:table-cell table:style-name="ce3" office:value-type="float" office:value="0.267331600189209" calcext:value-type="float">
            <text:p>0.2673316002</text:p>
          </table:table-cell>
          <table:table-cell table:style-name="ce3" office:value-type="float" office:value="0.476761341094971" calcext:value-type="float">
            <text:p>0.476761341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0.12602686882019" calcext:value-type="float">
            <text:p>0.1260268688</text:p>
          </table:table-cell>
          <table:table-cell table:style-name="ce3" office:value-type="float" office:value="0.0963172912597656" calcext:value-type="float">
            <text:p>0.0963172913</text:p>
          </table:table-cell>
          <table:table-cell table:style-name="ce3" office:value-type="float" office:value="0.345103263854981" calcext:value-type="float">
            <text:p>0.3451032639</text:p>
          </table:table-cell>
          <table:table-cell table:style-name="ce3" office:value-type="float" office:value="0.42923378944397" calcext:value-type="float">
            <text:p>0.4292337894</text:p>
          </table:table-cell>
          <table:table-cell table:number-columns-repeated="6"/>
        </table:table-row>
        <table:table-row table:style-name="ro1" table:number-rows-repeated="11">
          <table:table-cell table:number-columns-repeated="13"/>
        </table:table-row>
        <table:table-row table:style-name="ro2">
          <table:table-cell table:number-columns-repeated="8"/>
          <table:table-cell table:style-name="ce1" office:value-type="string" calcext:value-type="string">
            <text:p># Of Node</text:p>
          </table:table-cell>
          <table:table-cell table:style-name="ce1" office:value-type="string" calcext:value-type="string">
            <text:p>AC-1</text:p>
          </table:table-cell>
          <table:table-cell table:style-name="ce1" office:value-type="string" calcext:value-type="string">
            <text:p>AC-2</text:p>
          </table:table-cell>
          <table:table-cell table:style-name="ce1" office:value-type="string" calcext:value-type="string">
            <text:p>AC-3</text:p>
          </table:table-cell>
          <table:table-cell table:style-name="ce1" office:value-type="string" calcext:value-type="string">
            <text:p>AC-4</text:p>
          </table:table-cell>
        </table:table-row>
        <table:table-row table:style-name="ro2">
          <table:table-cell table:number-columns-repeated="8"/>
          <table:table-cell table:style-name="ce2" office:value-type="float" office:value="10" calcext:value-type="float">
            <text:p>10</text:p>
          </table:table-cell>
          <table:table-cell table:number-columns-repeated="4" table:style-name="ce3" office:value-type="float" office:value="22" calcext:value-type="float">
            <text:p>22</text:p>
          </table:table-cell>
        </table:table-row>
        <table:table-row table:style-name="ro2">
          <table:table-cell table:number-columns-repeated="8"/>
          <table:table-cell table:style-name="ce2" office:value-type="float" office:value="20" calcext:value-type="float">
            <text:p>20</text:p>
          </table:table-cell>
          <table:table-cell table:number-columns-repeated="4" table:style-name="ce3" office:value-type="float" office:value="34" calcext:value-type="float">
            <text:p>34</text:p>
          </table:table-cell>
        </table:table-row>
        <table:table-row table:style-name="ro2">
          <table:table-cell table:number-columns-repeated="8"/>
          <table:table-cell table:style-name="ce2" office:value-type="float" office:value="30" calcext:value-type="float">
            <text:p>30</text:p>
          </table:table-cell>
          <table:table-cell table:number-columns-repeated="2" table:style-name="ce3" office:value-type="float" office:value="507" calcext:value-type="float">
            <text:p>50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07" calcext:value-type="float">
            <text:p>507</text:p>
          </table:table-cell>
        </table:table-row>
        <table:table-row table:style-name="ro2">
          <table:table-cell table:number-columns-repeated="8"/>
          <table:table-cell table:style-name="ce2" office:value-type="float" office:value="40" calcext:value-type="float">
            <text:p>40</text:p>
          </table:table-cell>
          <table:table-cell table:number-columns-repeated="2" table:style-name="ce3" office:value-type="float" office:value="717" calcext:value-type="float">
            <text:p>71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17" calcext:value-type="float">
            <text:p>717</text:p>
          </table:table-cell>
        </table:table-row>
        <table:table-row table:style-name="ro2">
          <table:table-cell table:number-columns-repeated="8"/>
          <table:table-cell table:style-name="ce2" office:value-type="float" office:value="50" calcext:value-type="float">
            <text:p>50</text:p>
          </table:table-cell>
          <table:table-cell table:number-columns-repeated="4" table:style-name="ce3" office:value-type="float" office:value="230" calcext:value-type="float">
            <text:p>230</text:p>
          </table:table-cell>
        </table:table-row>
        <table:table-row table:style-name="ro2">
          <table:table-cell table:number-columns-repeated="8"/>
          <table:table-cell table:style-name="ce2" office:value-type="float" office:value="60" calcext:value-type="float">
            <text:p>60</text:p>
          </table:table-cell>
          <table:table-cell table:number-columns-repeated="2" table:style-name="ce3" office:value-type="float" office:value="1150" calcext:value-type="float">
            <text:p>115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50" calcext:value-type="float">
            <text:p>1150</text:p>
          </table:table-cell>
        </table:table-row>
        <table:table-row table:style-name="ro2">
          <table:table-cell table:number-columns-repeated="8"/>
          <table:table-cell table:style-name="ce2" office:value-type="float" office:value="70" calcext:value-type="float">
            <text:p>70</text:p>
          </table:table-cell>
          <table:table-cell table:number-columns-repeated="4" table:style-name="ce3" office:value-type="float" office:value="332" calcext:value-type="float">
            <text:p>332</text:p>
          </table:table-cell>
        </table:table-row>
        <table:table-row table:style-name="ro2">
          <table:table-cell table:number-columns-repeated="8"/>
          <table:table-cell table:style-name="ce2" office:value-type="float" office:value="80" calcext:value-type="float">
            <text:p>80</text:p>
          </table:table-cell>
          <table:table-cell table:number-columns-repeated="2" table:style-name="ce3" office:value-type="float" office:value="1444" calcext:value-type="float">
            <text:p>144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444" calcext:value-type="float">
            <text:p>1444</text:p>
          </table:table-cell>
        </table:table-row>
        <table:table-row table:style-name="ro2">
          <table:table-cell table:number-columns-repeated="8"/>
          <table:table-cell table:style-name="ce2" office:value-type="float" office:value="90" calcext:value-type="float">
            <text:p>90</text:p>
          </table:table-cell>
          <table:table-cell table:number-columns-repeated="2" table:style-name="ce3" office:value-type="float" office:value="1735" calcext:value-type="float">
            <text:p>173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735" calcext:value-type="float">
            <text:p>1735</text:p>
          </table:table-cell>
        </table:table-row>
        <table:table-row table:style-name="ro2">
          <table:table-cell table:number-columns-repeated="8"/>
          <table:table-cell table:style-name="ce2" office:value-type="float" office:value="100" calcext:value-type="float">
            <text:p>100</text:p>
          </table:table-cell>
          <table:table-cell table:number-columns-repeated="2" table:style-name="ce3" office:value-type="float" office:value="1805" calcext:value-type="float">
            <text:p>180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805" calcext:value-type="float">
            <text:p>1805</text:p>
          </table:table-cell>
        </table:table-row>
        <table:table-row table:style-name="ro2">
          <table:table-cell table:number-columns-repeated="8"/>
          <table:table-cell table:style-name="ce2" office:value-type="float" office:value="110" calcext:value-type="float">
            <text:p>110</text:p>
          </table:table-cell>
          <table:table-cell table:number-columns-repeated="4" table:style-name="ce3" office:value-type="float" office:value="504" calcext:value-type="float">
            <text:p>504</text:p>
          </table:table-cell>
        </table:table-row>
        <table:table-row table:style-name="ro2">
          <table:table-cell table:number-columns-repeated="8"/>
          <table:table-cell table:style-name="ce2" office:value-type="float" office:value="120" calcext:value-type="float">
            <text:p>120</text:p>
          </table:table-cell>
          <table:table-cell table:number-columns-repeated="2" table:style-name="ce3" office:value-type="float" office:value="2356" calcext:value-type="float">
            <text:p>235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356" calcext:value-type="float">
            <text:p>2356</text:p>
          </table:table-cell>
        </table:table-row>
        <table:table-row table:style-name="ro2">
          <table:table-cell table:number-columns-repeated="8"/>
          <table:table-cell table:style-name="ce2" office:value-type="float" office:value="130" calcext:value-type="float">
            <text:p>130</text:p>
          </table:table-cell>
          <table:table-cell table:number-columns-repeated="4" table:style-name="ce3" office:value-type="float" office:value="884" calcext:value-type="float">
            <text:p>884</text:p>
          </table:table-cell>
        </table:table-row>
        <table:table-row table:style-name="ro2">
          <table:table-cell table:number-columns-repeated="8"/>
          <table:table-cell table:style-name="ce2" office:value-type="float" office:value="140" calcext:value-type="float">
            <text:p>140</text:p>
          </table:table-cell>
          <table:table-cell table:number-columns-repeated="2" table:style-name="ce3" office:value-type="float" office:value="2618" calcext:value-type="float">
            <text:p>261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618" calcext:value-type="float">
            <text:p>2618</text:p>
          </table:table-cell>
        </table:table-row>
        <table:table-row table:style-name="ro2">
          <table:table-cell table:number-columns-repeated="8"/>
          <table:table-cell table:style-name="ce2" office:value-type="float" office:value="150" calcext:value-type="float">
            <text:p>150</text:p>
          </table:table-cell>
          <table:table-cell table:number-columns-repeated="2" table:style-name="ce3" office:value-type="float" office:value="2771" calcext:value-type="float">
            <text:p>277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771" calcext:value-type="float">
            <text:p>2771</text:p>
          </table:table-cell>
        </table:table-row>
        <table:table-row table:style-name="ro2">
          <table:table-cell table:number-columns-repeated="8"/>
          <table:table-cell table:style-name="ce2" office:value-type="float" office:value="160" calcext:value-type="float">
            <text:p>160</text:p>
          </table:table-cell>
          <table:table-cell table:number-columns-repeated="2" table:style-name="ce3" office:value-type="float" office:value="2984" calcext:value-type="float">
            <text:p>2984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2984" calcext:value-type="float">
            <text:p>2984</text:p>
          </table:table-cell>
        </table:table-row>
        <table:table-row table:style-name="ro2">
          <table:table-cell table:number-columns-repeated="8"/>
          <table:table-cell table:style-name="ce2" office:value-type="float" office:value="170" calcext:value-type="float">
            <text:p>170</text:p>
          </table:table-cell>
          <table:table-cell table:number-columns-repeated="2" table:style-name="ce3" office:value-type="float" office:value="3279" calcext:value-type="float">
            <text:p>3279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279" calcext:value-type="float">
            <text:p>3279</text:p>
          </table:table-cell>
        </table:table-row>
        <table:table-row table:style-name="ro2">
          <table:table-cell table:number-columns-repeated="8"/>
          <table:table-cell table:style-name="ce2" office:value-type="float" office:value="180" calcext:value-type="float">
            <text:p>180</text:p>
          </table:table-cell>
          <table:table-cell table:number-columns-repeated="2" table:style-name="ce3" office:value-type="float" office:value="3505" calcext:value-type="float">
            <text:p>3505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505" calcext:value-type="float">
            <text:p>3505</text:p>
          </table:table-cell>
        </table:table-row>
        <table:table-row table:style-name="ro2">
          <table:table-cell table:number-columns-repeated="8"/>
          <table:table-cell table:style-name="ce2" office:value-type="float" office:value="190" calcext:value-type="float">
            <text:p>190</text:p>
          </table:table-cell>
          <table:table-cell table:number-columns-repeated="2" table:style-name="ce3" office:value-type="float" office:value="3557" calcext:value-type="float">
            <text:p>3557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557" calcext:value-type="float">
            <text:p>3557</text:p>
          </table:table-cell>
        </table:table-row>
        <table:table-row table:style-name="ro2">
          <table:table-cell table:number-columns-repeated="8"/>
          <table:table-cell table:style-name="ce2" office:value-type="float" office:value="200" calcext:value-type="float">
            <text:p>200</text:p>
          </table:table-cell>
          <table:table-cell table:number-columns-repeated="2" table:style-name="ce3" office:value-type="float" office:value="3945" calcext:value-type="float">
            <text:p>3945</text:p>
          </table:table-cell>
          <table:table-cell table:style-name="ce3" office:value-type="float" office:value="1069" calcext:value-type="float">
            <text:p>1069</text:p>
          </table:table-cell>
          <table:table-cell table:style-name="ce3" office:value-type="float" office:value="3945" calcext:value-type="float">
            <text:p>3945</text:p>
          </table:table-cell>
        </table:table-row>
        <table:table-row table:style-name="ro2">
          <table:table-cell table:number-columns-repeated="8"/>
          <table:table-cell table:style-name="ce2" office:value-type="float" office:value="210" calcext:value-type="float">
            <text:p>210</text:p>
          </table:table-cell>
          <table:table-cell table:number-columns-repeated="2" table:style-name="ce3" office:value-type="float" office:value="3935" calcext:value-type="float">
            <text:p>393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935" calcext:value-type="float">
            <text:p>3935</text:p>
          </table:table-cell>
        </table:table-row>
        <table:table-row table:style-name="ro2">
          <table:table-cell table:number-columns-repeated="8"/>
          <table:table-cell table:style-name="ce2" office:value-type="float" office:value="220" calcext:value-type="float">
            <text:p>220</text:p>
          </table:table-cell>
          <table:table-cell table:number-columns-repeated="2" table:style-name="ce3" office:value-type="float" office:value="4248" calcext:value-type="float">
            <text:p>424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248" calcext:value-type="float">
            <text:p>4248</text:p>
          </table:table-cell>
        </table:table-row>
        <table:table-row table:style-name="ro2">
          <table:table-cell table:number-columns-repeated="8"/>
          <table:table-cell table:style-name="ce2" office:value-type="float" office:value="230" calcext:value-type="float">
            <text:p>230</text:p>
          </table:table-cell>
          <table:table-cell table:number-columns-repeated="2" table:style-name="ce3" office:value-type="float" office:value="4276" calcext:value-type="float">
            <text:p>4276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4276" calcext:value-type="float">
            <text:p>4276</text:p>
          </table:table-cell>
        </table:table-row>
        <table:table-row table:style-name="ro2">
          <table:table-cell table:number-columns-repeated="8"/>
          <table:table-cell table:style-name="ce2" office:value-type="float" office:value="240" calcext:value-type="float">
            <text:p>240</text:p>
          </table:table-cell>
          <table:table-cell table:number-columns-repeated="2" table:style-name="ce3" office:value-type="float" office:value="4473" calcext:value-type="float">
            <text:p>4473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4473" calcext:value-type="float">
            <text:p>4473</text:p>
          </table:table-cell>
        </table:table-row>
        <table:table-row table:style-name="ro2">
          <table:table-cell table:number-columns-repeated="8"/>
          <table:table-cell table:style-name="ce2" office:value-type="float" office:value="250" calcext:value-type="float">
            <text:p>250</text:p>
          </table:table-cell>
          <table:table-cell table:number-columns-repeated="2" table:style-name="ce3" office:value-type="float" office:value="4785" calcext:value-type="float">
            <text:p>4785</text:p>
          </table:table-cell>
          <table:table-cell table:style-name="ce3" office:value-type="float" office:value="1287" calcext:value-type="float">
            <text:p>1287</text:p>
          </table:table-cell>
          <table:table-cell table:style-name="ce3" office:value-type="float" office:value="4785" calcext:value-type="float">
            <text:p>4785</text:p>
          </table:table-cell>
        </table:table-row>
        <table:table-row table:style-name="ro2">
          <table:table-cell table:number-columns-repeated="8"/>
          <table:table-cell table:style-name="ce2" office:value-type="float" office:value="260" calcext:value-type="float">
            <text:p>260</text:p>
          </table:table-cell>
          <table:table-cell table:number-columns-repeated="2" table:style-name="ce3" office:value-type="float" office:value="5118" calcext:value-type="float">
            <text:p>5118</text:p>
          </table:table-cell>
          <table:table-cell table:style-name="ce3" office:value-type="float" office:value="1290" calcext:value-type="float">
            <text:p>1290</text:p>
          </table:table-cell>
          <table:table-cell table:style-name="ce3" office:value-type="float" office:value="5118" calcext:value-type="float">
            <text:p>5118</text:p>
          </table:table-cell>
        </table:table-row>
        <table:table-row table:style-name="ro2">
          <table:table-cell table:number-columns-repeated="8"/>
          <table:table-cell table:style-name="ce2" office:value-type="float" office:value="270" calcext:value-type="float">
            <text:p>270</text:p>
          </table:table-cell>
          <table:table-cell table:number-columns-repeated="2" table:style-name="ce3" office:value-type="float" office:value="5138" calcext:value-type="float">
            <text:p>5138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5138" calcext:value-type="float">
            <text:p>5138</text:p>
          </table:table-cell>
        </table:table-row>
        <table:table-row table:style-name="ro2">
          <table:table-cell table:number-columns-repeated="8"/>
          <table:table-cell table:style-name="ce2" office:value-type="float" office:value="280" calcext:value-type="float">
            <text:p>280</text:p>
          </table:table-cell>
          <table:table-cell table:number-columns-repeated="2" table:style-name="ce3" office:value-type="float" office:value="5324" calcext:value-type="float">
            <text:p>532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5324" calcext:value-type="float">
            <text:p>5324</text:p>
          </table:table-cell>
        </table:table-row>
        <table:table-row table:style-name="ro2">
          <table:table-cell table:number-columns-repeated="8"/>
          <table:table-cell table:style-name="ce2" office:value-type="float" office:value="290" calcext:value-type="float">
            <text:p>290</text:p>
          </table:table-cell>
          <table:table-cell table:number-columns-repeated="2" table:style-name="ce3" office:value-type="float" office:value="5667" calcext:value-type="float">
            <text:p>5667</text:p>
          </table:table-cell>
          <table:table-cell table:style-name="ce3" office:value-type="float" office:value="1037" calcext:value-type="float">
            <text:p>1037</text:p>
          </table:table-cell>
          <table:table-cell table:style-name="ce3" office:value-type="float" office:value="5667" calcext:value-type="float">
            <text:p>5667</text:p>
          </table:table-cell>
        </table:table-row>
        <table:table-row table:style-name="ro2">
          <table:table-cell table:number-columns-repeated="8"/>
          <table:table-cell table:style-name="ce2" office:value-type="float" office:value="300" calcext:value-type="float">
            <text:p>300</text:p>
          </table:table-cell>
          <table:table-cell table:number-columns-repeated="2" table:style-name="ce3" office:value-type="float" office:value="5516" calcext:value-type="float">
            <text:p>5516</text:p>
          </table:table-cell>
          <table:table-cell table:style-name="ce3" office:value-type="float" office:value="1301" calcext:value-type="float">
            <text:p>1301</text:p>
          </table:table-cell>
          <table:table-cell table:style-name="ce3" office:value-type="float" office:value="5516" calcext:value-type="float">
            <text:p>5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 style:data-style-name="N2" text:time-value="22:48:22.74341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0:28:03.866818522</meta:creation-date>
    <dc:date>2019-02-27T02:38:05.326504477</dc:date>
    <meta:editing-duration>PT8M32S</meta:editing-duration>
    <meta:editing-cycles>3</meta:editing-cycles>
    <meta:generator>LibreOffice/5.1.6.2$Linux_X86_64 LibreOffice_project/10m0$Build-2</meta:generator>
    <meta:document-statistic meta:table-count="1" meta:cell-count="3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3.454cm" style:legend-expansion="high" chart:style-name="ch2"/>
        <chart:plot-area chart:style-name="ch3" table:cell-range-address="Sheet1.C7:Sheet1.G48" chart:data-source-has-labels="row" svg:x="0.32cm" svg:y="0.18cm" svg:width="13.249cm" svg:height="8.64cm">
          <chartooo:coordinate-region svg:x="1.047cm" svg:y="0.38cm" svg:width="12.24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:Sheet1.D48" chart:label-cell-address="Sheet1.D7:Sheet1.D7" chart:class="chart:scatter">
            <chart:domain table:cell-range-address="Sheet1.C8:Sheet1.C48"/>
            <chart:data-point chart:repeated="41"/>
          </chart:series>
          <chart:series chart:style-name="ch7" chart:values-cell-range-address="Sheet1.E8:Sheet1.E48" chart:label-cell-address="Sheet1.E7:Sheet1.E7" chart:class="chart:scatter">
            <chart:data-point chart:repeated="41"/>
          </chart:series>
          <chart:series chart:style-name="ch8" chart:values-cell-range-address="Sheet1.F8:Sheet1.F48" chart:label-cell-address="Sheet1.F7:Sheet1.F7" chart:class="chart:scatter">
            <chart:data-point chart:repeated="41"/>
          </chart:series>
          <chart:series chart:style-name="ch9" chart:values-cell-range-address="Sheet1.G8:Sheet1.G48" chart:label-cell-address="Sheet1.G7:Sheet1.G7" chart:class="chart:scatte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-1</text:p>
                <draw:g>
                  <svg:desc>Sheet1.D7:Sheet1.D7</svg:desc>
                </draw:g>
              </table:table-cell>
              <table:table-cell office:value-type="string">
                <text:p>AC-2</text:p>
                <draw:g>
                  <svg:desc>Sheet1.E7:Sheet1.E7</svg:desc>
                </draw:g>
              </table:table-cell>
              <table:table-cell office:value-type="string">
                <text:p>AC-3</text:p>
                <draw:g>
                  <svg:desc>Sheet1.F7:Sheet1.F7</svg:desc>
                </draw:g>
              </table:table-cell>
              <table:table-cell office:value-type="string">
                <text:p>AC-4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8:Sheet1.C48</svg:desc>
                </draw:g>
              </table:table-cell>
              <table:table-cell office:value-type="float" office:value="0.00426173210144043">
                <text:p>0.00426173210144043</text:p>
                <draw:g>
                  <svg:desc>Sheet1.D8:Sheet1.D48</svg:desc>
                </draw:g>
              </table:table-cell>
              <table:table-cell office:value-type="float" office:value="0.00339007377624512">
                <text:p>0.00339007377624512</text:p>
                <draw:g>
                  <svg:desc>Sheet1.E8:Sheet1.E48</svg:desc>
                </draw:g>
              </table:table-cell>
              <table:table-cell office:value-type="float" office:value="0.0100092887878418">
                <text:p>0.0100092887878418</text:p>
                <draw:g>
                  <svg:desc>Sheet1.F8:Sheet1.F48</svg:desc>
                </draw:g>
              </table:table-cell>
              <table:table-cell office:value-type="float" office:value="0.0132653713226318">
                <text:p>0.0132653713226318</text:p>
                <draw:g>
                  <svg:desc>Sheet1.G8:Sheet1.G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102217197418213">
                <text:p>0.0102217197418213</text:p>
              </table:table-cell>
              <table:table-cell office:value-type="float" office:value="0.00794625282287598">
                <text:p>0.00794625282287598</text:p>
              </table:table-cell>
              <table:table-cell office:value-type="float" office:value="0.0249300003051758">
                <text:p>0.0249300003051758</text:p>
              </table:table-cell>
              <table:table-cell office:value-type="float" office:value="0.0349652767181397">
                <text:p>0.0349652767181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16624927520752">
                <text:p>0.016624927520752</text:p>
              </table:table-cell>
              <table:table-cell office:value-type="float" office:value="0.0104160308837891">
                <text:p>0.0104160308837891</text:p>
              </table:table-cell>
              <table:table-cell office:value-type="float" office:value="0.0497317314147949">
                <text:p>0.0497317314147949</text:p>
              </table:table-cell>
              <table:table-cell office:value-type="float" office:value="0.0412845611572266">
                <text:p>0.0412845611572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17038106918335">
                <text:p>0.017038106918335</text:p>
              </table:table-cell>
              <table:table-cell office:value-type="float" office:value="0.0206143856048584">
                <text:p>0.0206143856048584</text:p>
              </table:table-cell>
              <table:table-cell office:value-type="float" office:value="0.0323498249053955">
                <text:p>0.0323498249053955</text:p>
              </table:table-cell>
              <table:table-cell office:value-type="float" office:value="0.0485782623291016">
                <text:p>0.0485782623291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383327007293701">
                <text:p>0.0383327007293701</text:p>
              </table:table-cell>
              <table:table-cell office:value-type="float" office:value="0.0212697982788086">
                <text:p>0.0212697982788086</text:p>
              </table:table-cell>
              <table:table-cell office:value-type="float" office:value="0.0556256771087647">
                <text:p>0.0556256771087647</text:p>
              </table:table-cell>
              <table:table-cell office:value-type="float" office:value="0.0662755966186523">
                <text:p>0.0662755966186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272202491760254">
                <text:p>0.0272202491760254</text:p>
              </table:table-cell>
              <table:table-cell office:value-type="float" office:value="0.0116801261901856">
                <text:p>0.0116801261901856</text:p>
              </table:table-cell>
              <table:table-cell office:value-type="float" office:value="0.0762724876403809">
                <text:p>0.0762724876403809</text:p>
              </table:table-cell>
              <table:table-cell office:value-type="float" office:value="0.0920517444610596">
                <text:p>0.0920517444610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62981128692627">
                <text:p>0.062981128692627</text:p>
              </table:table-cell>
              <table:table-cell office:value-type="float" office:value="0.0348703861236572">
                <text:p>0.0348703861236572</text:p>
              </table:table-cell>
              <table:table-cell office:value-type="float" office:value="0.105843305587769">
                <text:p>0.105843305587769</text:p>
              </table:table-cell>
              <table:table-cell office:value-type="float" office:value="0.111399173736572">
                <text:p>0.111399173736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249903202056885">
                <text:p>0.0249903202056885</text:p>
              </table:table-cell>
              <table:table-cell office:value-type="float" office:value="0.0243706703186035">
                <text:p>0.0243706703186035</text:p>
              </table:table-cell>
              <table:table-cell office:value-type="float" office:value="0.0414726734161377">
                <text:p>0.0414726734161377</text:p>
              </table:table-cell>
              <table:table-cell office:value-type="float" office:value="0.109562635421753">
                <text:p>0.109562635421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391035079956055">
                <text:p>0.0391035079956055</text:p>
              </table:table-cell>
              <table:table-cell office:value-type="float" office:value="0.059391975402832">
                <text:p>0.059391975402832</text:p>
              </table:table-cell>
              <table:table-cell office:value-type="float" office:value="0.0504603385925293">
                <text:p>0.0504603385925293</text:p>
              </table:table-cell>
              <table:table-cell office:value-type="float" office:value="0.147995471954346">
                <text:p>0.147995471954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517010688781738">
                <text:p>0.0517010688781738</text:p>
              </table:table-cell>
              <table:table-cell office:value-type="float" office:value="0.0524275302886963">
                <text:p>0.0524275302886963</text:p>
              </table:table-cell>
              <table:table-cell office:value-type="float" office:value="0.10275411605835">
                <text:p>0.10275411605835</text:p>
              </table:table-cell>
              <table:table-cell office:value-type="float" office:value="0.154905080795288">
                <text:p>0.154905080795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638771057128906">
                <text:p>0.0638771057128906</text:p>
              </table:table-cell>
              <table:table-cell office:value-type="float" office:value="0.0609347820281982">
                <text:p>0.0609347820281982</text:p>
              </table:table-cell>
              <table:table-cell office:value-type="float" office:value="0.158543109893799">
                <text:p>0.158543109893799</text:p>
              </table:table-cell>
              <table:table-cell office:value-type="float" office:value="0.147461891174316">
                <text:p>0.147461891174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750837326049805">
                <text:p>0.0750837326049805</text:p>
              </table:table-cell>
              <table:table-cell office:value-type="float" office:value="0.0355117321014404">
                <text:p>0.0355117321014404</text:p>
              </table:table-cell>
              <table:table-cell office:value-type="float" office:value="0.19110631942749">
                <text:p>0.19110631942749</text:p>
              </table:table-cell>
              <table:table-cell office:value-type="float" office:value="0.212312936782837">
                <text:p>0.212312936782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939488410949707">
                <text:p>0.0939488410949707</text:p>
              </table:table-cell>
              <table:table-cell office:value-type="float" office:value="0.060185432434082">
                <text:p>0.060185432434082</text:p>
              </table:table-cell>
              <table:table-cell office:value-type="float" office:value="0.178035497665405">
                <text:p>0.178035497665405</text:p>
              </table:table-cell>
              <table:table-cell office:value-type="float" office:value="0.168424129486084">
                <text:p>0.168424129486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432281494140625">
                <text:p>0.0432281494140625</text:p>
              </table:table-cell>
              <table:table-cell office:value-type="float" office:value="0.030388355255127">
                <text:p>0.030388355255127</text:p>
              </table:table-cell>
              <table:table-cell office:value-type="float" office:value="0.0556745529174805">
                <text:p>0.0556745529174805</text:p>
              </table:table-cell>
              <table:table-cell office:value-type="float" office:value="0.182953834533691">
                <text:p>0.182953834533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652363300323486">
                <text:p>0.0652363300323486</text:p>
              </table:table-cell>
              <table:table-cell office:value-type="float" office:value="0.0682027339935303">
                <text:p>0.0682027339935303</text:p>
              </table:table-cell>
              <table:table-cell office:value-type="float" office:value="0.117101430892944">
                <text:p>0.117101430892944</text:p>
              </table:table-cell>
              <table:table-cell office:value-type="float" office:value="0.235655784606934">
                <text:p>0.235655784606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762181282043457">
                <text:p>0.0762181282043457</text:p>
              </table:table-cell>
              <table:table-cell office:value-type="float" office:value="0.0595431327819824">
                <text:p>0.0595431327819824</text:p>
              </table:table-cell>
              <table:table-cell office:value-type="float" office:value="0.213954448699951">
                <text:p>0.213954448699951</text:p>
              </table:table-cell>
              <table:table-cell office:value-type="float" office:value="0.243930339813232">
                <text:p>0.243930339813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123025417327881">
                <text:p>0.123025417327881</text:p>
              </table:table-cell>
              <table:table-cell office:value-type="float" office:value="0.107641220092773">
                <text:p>0.107641220092773</text:p>
              </table:table-cell>
              <table:table-cell office:value-type="float" office:value="0.280269861221313">
                <text:p>0.280269861221313</text:p>
              </table:table-cell>
              <table:table-cell office:value-type="float" office:value="0.277168035507202">
                <text:p>0.277168035507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675816535949707">
                <text:p>0.0675816535949707</text:p>
              </table:table-cell>
              <table:table-cell office:value-type="float" office:value="0.0738112926483154">
                <text:p>0.0738112926483154</text:p>
              </table:table-cell>
              <table:table-cell office:value-type="float" office:value="0.228732585906982">
                <text:p>0.228732585906982</text:p>
              </table:table-cell>
              <table:table-cell office:value-type="float" office:value="0.272514343261719">
                <text:p>0.272514343261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708918571472168">
                <text:p>0.0708918571472168</text:p>
              </table:table-cell>
              <table:table-cell office:value-type="float" office:value="0.0781106948852539">
                <text:p>0.0781106948852539</text:p>
              </table:table-cell>
              <table:table-cell office:value-type="float" office:value="0.196331977844238">
                <text:p>0.196331977844238</text:p>
              </table:table-cell>
              <table:table-cell office:value-type="float" office:value="0.282608270645142">
                <text:p>0.282608270645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113055467605591">
                <text:p>0.113055467605591</text:p>
              </table:table-cell>
              <table:table-cell office:value-type="float" office:value="0.0808088779449463">
                <text:p>0.0808088779449463</text:p>
              </table:table-cell>
              <table:table-cell office:value-type="float" office:value="0.295400381088257">
                <text:p>0.295400381088257</text:p>
              </table:table-cell>
              <table:table-cell office:value-type="float" office:value="0.30600643157959">
                <text:p>0.30600643157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688388347625732">
                <text:p>0.0688388347625732</text:p>
              </table:table-cell>
              <table:table-cell office:value-type="float" office:value="0.0664157867431641">
                <text:p>0.0664157867431641</text:p>
              </table:table-cell>
              <table:table-cell office:value-type="float" office:value="0.140404224395752">
                <text:p>0.140404224395752</text:p>
              </table:table-cell>
              <table:table-cell office:value-type="float" office:value="0.318579196929932">
                <text:p>0.318579196929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882306098937988">
                <text:p>0.0882306098937988</text:p>
              </table:table-cell>
              <table:table-cell office:value-type="float" office:value="0.0825419425964356">
                <text:p>0.0825419425964356</text:p>
              </table:table-cell>
              <table:table-cell office:value-type="float" office:value="0.136582612991333">
                <text:p>0.136582612991333</text:p>
              </table:table-cell>
              <table:table-cell office:value-type="float" office:value="0.345126867294311">
                <text:p>0.3451268672943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856804847717285">
                <text:p>0.0856804847717285</text:p>
              </table:table-cell>
              <table:table-cell office:value-type="float" office:value="0.148752927780151">
                <text:p>0.148752927780151</text:p>
              </table:table-cell>
              <table:table-cell office:value-type="float" office:value="0.199656248092651">
                <text:p>0.199656248092651</text:p>
              </table:table-cell>
              <table:table-cell office:value-type="float" office:value="0.368150472640991">
                <text:p>0.368150472640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934123992919922">
                <text:p>0.0934123992919922</text:p>
              </table:table-cell>
              <table:table-cell office:value-type="float" office:value="0.106257438659668">
                <text:p>0.106257438659668</text:p>
              </table:table-cell>
              <table:table-cell office:value-type="float" office:value="0.228635311126709">
                <text:p>0.228635311126709</text:p>
              </table:table-cell>
              <table:table-cell office:value-type="float" office:value="0.358982801437378">
                <text:p>0.358982801437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135925054550171">
                <text:p>0.135925054550171</text:p>
              </table:table-cell>
              <table:table-cell office:value-type="float" office:value="0.0933246612548828">
                <text:p>0.0933246612548828</text:p>
              </table:table-cell>
              <table:table-cell office:value-type="float" office:value="0.344933271408081">
                <text:p>0.344933271408081</text:p>
              </table:table-cell>
              <table:table-cell office:value-type="float" office:value="0.427520275115967">
                <text:p>0.4275202751159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135912895202637">
                <text:p>0.135912895202637</text:p>
              </table:table-cell>
              <table:table-cell office:value-type="float" office:value="0.184187173843384">
                <text:p>0.184187173843384</text:p>
              </table:table-cell>
              <table:table-cell office:value-type="float" office:value="0.392055511474609">
                <text:p>0.392055511474609</text:p>
              </table:table-cell>
              <table:table-cell office:value-type="float" office:value="0.436727046966553">
                <text:p>0.436727046966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905373096466064">
                <text:p>0.0905373096466064</text:p>
              </table:table-cell>
              <table:table-cell office:value-type="float" office:value="0.111493110656738">
                <text:p>0.111493110656738</text:p>
              </table:table-cell>
              <table:table-cell office:value-type="float" office:value="0.170322895050049">
                <text:p>0.170322895050049</text:p>
              </table:table-cell>
              <table:table-cell office:value-type="float" office:value="0.392230987548828">
                <text:p>0.392230987548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968031883239746">
                <text:p>0.0968031883239746</text:p>
              </table:table-cell>
              <table:table-cell office:value-type="float" office:value="0.107877492904663">
                <text:p>0.107877492904663</text:p>
              </table:table-cell>
              <table:table-cell office:value-type="float" office:value="0.164412260055542">
                <text:p>0.164412260055542</text:p>
              </table:table-cell>
              <table:table-cell office:value-type="float" office:value="0.433072328567505">
                <text:p>0.433072328567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128210783004761">
                <text:p>0.128210783004761</text:p>
              </table:table-cell>
              <table:table-cell office:value-type="float" office:value="0.178243160247803">
                <text:p>0.178243160247803</text:p>
              </table:table-cell>
              <table:table-cell office:value-type="float" office:value="0.267331600189209">
                <text:p>0.267331600189209</text:p>
              </table:table-cell>
              <table:table-cell office:value-type="float" office:value="0.476761341094971">
                <text:p>0.4767613410949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12602686882019">
                <text:p>0.12602686882019</text:p>
              </table:table-cell>
              <table:table-cell office:value-type="float" office:value="0.0963172912597656">
                <text:p>0.0963172912597656</text:p>
              </table:table-cell>
              <table:table-cell office:value-type="float" office:value="0.345103263854981">
                <text:p>0.345103263854981</text:p>
              </table:table-cell>
              <table:table-cell office:value-type="float" office:value="0.42923378944397">
                <text:p>0.42923378944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3.454cm" style:legend-expansion="high" chart:style-name="ch2"/>
        <chart:plot-area chart:style-name="ch3" table:cell-range-address="Sheet1.I41:Sheet1.M81" chart:data-source-has-labels="row" svg:x="0.32cm" svg:y="0.18cm" svg:width="13.249cm" svg:height="8.64cm">
          <chartooo:coordinate-region svg:x="1.312cm" svg:y="0.379cm" svg:width="11.9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41:Sheet1.J81" chart:label-cell-address="Sheet1.J49:Sheet1.J49" chart:class="chart:scatter">
            <chart:domain table:cell-range-address="Sheet1.I41:Sheet1.I81"/>
            <chart:data-point chart:repeated="41"/>
          </chart:series>
          <chart:series chart:style-name="ch7" chart:values-cell-range-address="Sheet1.K41:Sheet1.K81" chart:label-cell-address="Sheet1.K49:Sheet1.K49" chart:class="chart:scatter">
            <chart:data-point chart:repeated="41"/>
          </chart:series>
          <chart:series chart:style-name="ch8" chart:values-cell-range-address="Sheet1.L41:Sheet1.L81" chart:label-cell-address="Sheet1.L49:Sheet1.L49" chart:class="chart:scatter">
            <chart:data-point chart:repeated="41"/>
          </chart:series>
          <chart:series chart:style-name="ch9" chart:values-cell-range-address="Sheet1.M41:Sheet1.M81" chart:label-cell-address="Sheet1.M49:Sheet1.M49" chart:class="chart:scatte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AC-1</text:p>
                <draw:g>
                  <svg:desc>Sheet1.J49:Sheet1.J49</svg:desc>
                </draw:g>
              </table:table-cell>
              <table:table-cell office:value-type="string">
                <text:p>AC-2</text:p>
                <draw:g>
                  <svg:desc>Sheet1.K49:Sheet1.K49</svg:desc>
                </draw:g>
              </table:table-cell>
              <table:table-cell office:value-type="string">
                <text:p>AC-3</text:p>
                <draw:g>
                  <svg:desc>Sheet1.L49:Sheet1.L49</svg:desc>
                </draw:g>
              </table:table-cell>
              <table:table-cell office:value-type="string">
                <text:p>AC-4</text:p>
                <draw:g>
                  <svg:desc>Sheet1.M49:Sheet1.M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41:Sheet1.I81</svg:desc>
                </draw:g>
              </table:table-cell>
              <table:table-cell office:value-type="float" office:value="NaN">
                <text:p>NaN</text:p>
                <draw:g>
                  <svg:desc>Sheet1.J41:Sheet1.J81</svg:desc>
                </draw:g>
              </table:table-cell>
              <table:table-cell office:value-type="float" office:value="NaN">
                <text:p>NaN</text:p>
                <draw:g>
                  <svg:desc>Sheet1.K41:Sheet1.K81</svg:desc>
                </draw:g>
              </table:table-cell>
              <table:table-cell office:value-type="float" office:value="NaN">
                <text:p>NaN</text:p>
                <draw:g>
                  <svg:desc>Sheet1.L41:Sheet1.L81</svg:desc>
                </draw:g>
              </table:table-cell>
              <table:table-cell office:value-type="float" office:value="NaN">
                <text:p>NaN</text:p>
                <draw:g>
                  <svg:desc>Sheet1.M41:Sheet1.M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507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11">
                <text:p>21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51">
                <text:p>25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339">
                <text:p>33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44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314">
                <text:p>314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735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364">
                <text:p>364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805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600">
                <text:p>600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2356">
                <text:p>2356</text:p>
              </table:table-cell>
              <table:table-cell office:value-type="float" office:value="2356">
                <text:p>2356</text:p>
              </table:table-cell>
              <table:table-cell office:value-type="float" office:value="667">
                <text:p>667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884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2618">
                <text:p>2618</text:p>
              </table:table-cell>
              <table:table-cell office:value-type="float" office:value="2618">
                <text:p>2618</text:p>
              </table:table-cell>
              <table:table-cell office:value-type="float" office:value="390">
                <text:p>390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2771">
                <text:p>2771</text:p>
              </table:table-cell>
              <table:table-cell office:value-type="float" office:value="2771">
                <text:p>2771</text:p>
              </table:table-cell>
              <table:table-cell office:value-type="float" office:value="499">
                <text:p>499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2984">
                <text:p>2984</text:p>
              </table:table-cell>
              <table:table-cell office:value-type="float" office:value="2984">
                <text:p>2984</text:p>
              </table:table-cell>
              <table:table-cell office:value-type="float" office:value="989">
                <text:p>98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3279">
                <text:p>3279</text:p>
              </table:table-cell>
              <table:table-cell office:value-type="float" office:value="3279">
                <text:p>3279</text:p>
              </table:table-cell>
              <table:table-cell office:value-type="float" office:value="941">
                <text:p>941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3505">
                <text:p>3505</text:p>
              </table:table-cell>
              <table:table-cell office:value-type="float" office:value="3505">
                <text:p>3505</text:p>
              </table:table-cell>
              <table:table-cell office:value-type="float" office:value="784">
                <text:p>784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3557">
                <text:p>3557</text:p>
              </table:table-cell>
              <table:table-cell office:value-type="float" office:value="3557">
                <text:p>3557</text:p>
              </table:table-cell>
              <table:table-cell office:value-type="float" office:value="913">
                <text:p>913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3945">
                <text:p>3945</text:p>
              </table:table-cell>
              <table:table-cell office:value-type="float" office:value="3945">
                <text:p>3945</text:p>
              </table:table-cell>
              <table:table-cell office:value-type="float" office:value="1069">
                <text:p>1069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3935">
                <text:p>3935</text:p>
              </table:table-cell>
              <table:table-cell office:value-type="float" office:value="3935">
                <text:p>3935</text:p>
              </table:table-cell>
              <table:table-cell office:value-type="float" office:value="794">
                <text:p>794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4248">
                <text:p>4248</text:p>
              </table:table-cell>
              <table:table-cell office:value-type="float" office:value="4248">
                <text:p>4248</text:p>
              </table:table-cell>
              <table:table-cell office:value-type="float" office:value="638">
                <text:p>638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4276">
                <text:p>4276</text:p>
              </table:table-cell>
              <table:table-cell office:value-type="float" office:value="4276">
                <text:p>4276</text:p>
              </table:table-cell>
              <table:table-cell office:value-type="float" office:value="815">
                <text:p>81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4473">
                <text:p>4473</text:p>
              </table:table-cell>
              <table:table-cell office:value-type="float" office:value="4473">
                <text:p>4473</text:p>
              </table:table-cell>
              <table:table-cell office:value-type="float" office:value="917">
                <text:p>917</text:p>
              </table:table-cell>
              <table:table-cell office:value-type="float" office:value="4473">
                <text:p>4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4785">
                <text:p>4785</text:p>
              </table:table-cell>
              <table:table-cell office:value-type="float" office:value="4785">
                <text:p>4785</text:p>
              </table:table-cell>
              <table:table-cell office:value-type="float" office:value="1287">
                <text:p>1287</text:p>
              </table:table-cell>
              <table:table-cell office:value-type="float" office:value="4785">
                <text:p>4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">
                <text:p>260</text:p>
              </table:table-cell>
              <table:table-cell office:value-type="float" office:value="5118">
                <text:p>5118</text:p>
              </table:table-cell>
              <table:table-cell office:value-type="float" office:value="5118">
                <text:p>5118</text:p>
              </table:table-cell>
              <table:table-cell office:value-type="float" office:value="1290">
                <text:p>1290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0">
                <text:p>270</text:p>
              </table:table-cell>
              <table:table-cell office:value-type="float" office:value="5138">
                <text:p>5138</text:p>
              </table:table-cell>
              <table:table-cell office:value-type="float" office:value="5138">
                <text:p>5138</text:p>
              </table:table-cell>
              <table:table-cell office:value-type="float" office:value="929">
                <text:p>929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">
                <text:p>280</text:p>
              </table:table-cell>
              <table:table-cell office:value-type="float" office:value="5324">
                <text:p>5324</text:p>
              </table:table-cell>
              <table:table-cell office:value-type="float" office:value="5324">
                <text:p>5324</text:p>
              </table:table-cell>
              <table:table-cell office:value-type="float" office:value="725">
                <text:p>725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0">
                <text:p>290</text:p>
              </table:table-cell>
              <table:table-cell office:value-type="float" office:value="5667">
                <text:p>5667</text:p>
              </table:table-cell>
              <table:table-cell office:value-type="float" office:value="5667">
                <text:p>5667</text:p>
              </table:table-cell>
              <table:table-cell office:value-type="float" office:value="1037">
                <text:p>1037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">
                <text:p>300</text:p>
              </table:table-cell>
              <table:table-cell office:value-type="float" office:value="5516">
                <text:p>5516</text:p>
              </table:table-cell>
              <table:table-cell office:value-type="float" office:value="5516">
                <text:p>5516</text:p>
              </table:table-cell>
              <table:table-cell office:value-type="float" office:value="1301">
                <text:p>1301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